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paragraph-properties fo:margin-top="0in" fo:margin-bottom="0in" style:contextual-spacing="false"/>
    </style:style>
    <style:style style:name="P7" style:family="paragraph" style:parent-style-name="Text_20_body" style:list-style-name="L4">
      <style:paragraph-properties fo:margin-top="0in" fo:margin-bottom="0in" style:contextual-spacing="false"/>
      <style:text-properties officeooo:paragraph-rsid="000ff8b7"/>
    </style:style>
    <style:style style:name="P8" style:family="paragraph" style:parent-style-name="Text_20_body" style:list-style-name="L4"/>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7">
      <style:paragraph-properties fo:margin-top="0in" fo:margin-bottom="0in" style:contextual-spacing="false"/>
    </style:style>
    <style:style style:name="P12" style:family="paragraph" style:parent-style-name="Text_20_body" style:list-style-name="L7">
      <style:paragraph-properties fo:margin-top="0in" fo:margin-bottom="0in" style:contextual-spacing="false"/>
      <style:text-properties officeooo:paragraph-rsid="0011d578"/>
    </style:style>
    <style:style style:name="P13" style:family="paragraph" style:parent-style-name="Text_20_body" style:list-style-name="L7"/>
    <style:style style:name="P14" style:family="paragraph" style:parent-style-name="Text_20_body" style:list-style-name="L8">
      <style:paragraph-properties fo:margin-top="0in" fo:margin-bottom="0in" style:contextual-spacing="false"/>
    </style:style>
    <style:style style:name="P15" style:family="paragraph" style:parent-style-name="Text_20_body" style:list-style-name="L9">
      <style:paragraph-properties fo:margin-top="0in" fo:margin-bottom="0in" style:contextual-spacing="false"/>
    </style:style>
    <style:style style:name="P16" style:family="paragraph" style:parent-style-name="Text_20_body" style:list-style-name="L10">
      <style:paragraph-properties fo:margin-top="0in" fo:margin-bottom="0in" style:contextual-spacing="false"/>
    </style:style>
    <style:style style:name="P17" style:family="paragraph" style:parent-style-name="Text_20_body" style:list-style-name="L10"/>
    <style:style style:name="P18" style:family="paragraph" style:parent-style-name="Text_20_body" style:list-style-name="L11">
      <style:paragraph-properties fo:margin-top="0in" fo:margin-bottom="0in" style:contextual-spacing="false"/>
    </style:style>
    <style:style style:name="P19" style:family="paragraph" style:parent-style-name="Text_20_body" style:list-style-name="L11"/>
    <style:style style:name="P20" style:family="paragraph" style:parent-style-name="Text_20_body" style:list-style-name="L12">
      <style:paragraph-properties fo:margin-top="0in" fo:margin-bottom="0in" style:contextual-spacing="false"/>
    </style:style>
    <style:style style:name="P21" style:family="paragraph" style:parent-style-name="Text_20_body" style:list-style-name="L13">
      <style:paragraph-properties fo:margin-top="0in" fo:margin-bottom="0in" style:contextual-spacing="false"/>
    </style:style>
    <style:style style:name="P22" style:family="paragraph" style:parent-style-name="Text_20_body" style:list-style-name="L13"/>
    <style:style style:name="P23" style:family="paragraph" style:parent-style-name="Text_20_body" style:list-style-name="L14"/>
    <style:style style:name="T1" style:family="text">
      <style:text-properties officeooo:rsid="0014581e"/>
    </style:style>
    <style:style style:name="T2" style:family="text">
      <style:text-properties fo:font-variant="normal" fo:text-transform="none" fo:color="#000000" loext:opacity="87%" style:font-name="Montserrat" fo:font-size="10.5pt" fo:letter-spacing="normal" fo:font-style="normal" fo:font-weight="bold"/>
    </style:style>
    <style:style style:name="T3" style:family="text">
      <style:text-properties loext:padding="0.0193in" loext:border="0.06pt solid #e5e7eb"/>
    </style:style>
    <style:style style:name="T4" style:family="text">
      <style:text-properties fo:font-variant="normal" fo:text-transform="none" fo:color="#000000" loext:opacity="87%" style:font-name="Montserrat" fo:font-size="10.5pt" fo:letter-spacing="normal" fo:font-style="normal" fo:font-weight="bold" officeooo:rsid="000ff8b7"/>
    </style:style>
    <style:style style:name="T5" style:family="text">
      <style:text-properties officeooo:rsid="000ff8b7"/>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Defect Case: Missing Captions in Templates on Oracle Content Website</text:span></text:h>
      <text:p text:style-name="Horizontal_20_Line"/>
      <text:h text:style-name="Heading_20_4" text:outline-level="4"><text:span text:style-name="Strong_20_Emphasis">Defect Title:</text:span></text:h>
      <text:p text:style-name="Text_20_body">Templates (116, 114, 113, 110, 109, and 107) Missing Captions in the "Templates" Section</text:p>
      <text:p text:style-name="Horizontal_20_Line"/>
      <text:h text:style-name="Heading_20_4" text:outline-level="4"><text:span text:style-name="Strong_20_Emphasis">Description:</text:span></text:h>
      <text:p text:style-name="Text_20_body">The templates numbered <text:span text:style-name="Strong_20_Emphasis">116, 113, 110, 109, and 107</text:span> in the "Templates" section of the Oracle Content website are displayed without captions. This issue reduces clarity and user experience, as captions are expected to provide descriptive information about the templates.</text:p>
      <text:p text:style-name="Horizontal_20_Line"/>
      <text:h text:style-name="Heading_20_4" text:outline-level="4"><text:span text:style-name="Strong_20_Emphasis">Steps to Reproduce:</text:span></text:h>
      <text:list text:style-name="L1">
        <text:list-item>
          <text:p text:style-name="P1"><text:span text:style-name="T1">Go to the https://dash.oraclecontent.com/</text:span> </text:p>
        </text:list-item>
        <text:list-item>
          <text:p text:style-name="P1">Go to the "Templates" section. </text:p>
        </text:list-item>
        <text:list-item>
          <text:p text:style-name="P1">Locate templates with the following IDs: </text:p>
          <text:list>
            <text:list-item>
              <text:p text:style-name="P1"><text:span text:style-name="Strong_20_Emphasis"><text:span text:style-name="T2">Unpopular Opinion</text:span></text:span> <text:s/></text:p>
            </text:list-item>
            <text:list-item>
              <text:p text:style-name="P1"><text:span text:style-name="Strong_20_Emphasis">Me Hyping Myself Up In The ...</text:span> </text:p>
            </text:list-item>
            <text:list-item>
              <text:p text:style-name="P1"><text:span text:style-name="Strong_20_Emphasis">Evil Laugh</text:span> </text:p>
            </text:list-item>
            <text:list-item>
              <text:p text:style-name="P1"><text:span text:style-name="Strong_20_Emphasis"><text:span text:style-name="T3">Feet Shuffling</text:span></text:span> </text:p>
            </text:list-item>
            <text:list-item>
              <text:p text:style-name="P1"><text:span text:style-name="Strong_20_Emphasis"><text:span text:style-name="T2">Arghhhh Ver.</text:span></text:span><text:span text:style-name="Strong_20_Emphasis"><text:span text:style-name="T4">2</text:span></text:span></text:p>
            </text:list-item>
          </text:list>
        </text:list-item>
        <text:list-item>
          <text:p text:style-name="P2">Observe the absence of captions beneath these templates. </text:p>
        </text:list-item>
      </text:list>
      <text:p text:style-name="Horizontal_20_Line"/>
      <text:h text:style-name="Heading_20_4" text:outline-level="4"><text:span text:style-name="Strong_20_Emphasis">Expected Result:</text:span></text:h>
      <text:p text:style-name="Text_20_body">Each template should have a caption providing a brief description or title to inform users about the template's purpose or content.</text:p>
      <text:p text:style-name="Horizontal_20_Line"/>
      <text:h text:style-name="Heading_20_4" text:outline-level="4"><text:span text:style-name="Strong_20_Emphasis">Actual Result:</text:span></text:h>
      <text:p text:style-name="Text_20_body">The listed templates (116, 114, 113, 110, 109, and 107) are displayed without captions, leaving users without essential context.</text:p>
      <text:p text:style-name="Horizontal_20_Line"/>
      <text:h text:style-name="Heading_20_4" text:outline-level="4"><text:span text:style-name="Strong_20_Emphasis">Severity:</text:span></text:h>
      <text:p text:style-name="Text_20_body"><text:span text:style-name="Strong_20_Emphasis">Medium</text:span> – The lack of captions does not break functionality but impacts usability and content clarity.</text:p>
      <text:p text:style-name="Horizontal_20_Line"/>
      <text:h text:style-name="Heading_20_4" text:outline-level="4"><text:span text:style-name="Strong_20_Emphasis">Priority:</text:span></text:h>
      <text:p text:style-name="Text_20_body"><text:span text:style-name="Strong_20_Emphasis">High</text:span> – Adding captions enhances user understanding and aligns with expected content standards.</text:p>
      <text:p text:style-name="Horizontal_20_Line"><text:soft-page-break/></text:p>
      <text:h text:style-name="Heading_20_4" text:outline-level="4"><text:span text:style-name="Strong_20_Emphasis">Environment:</text:span></text:h>
      <text:list text:style-name="L2">
        <text:list-item>
          <text:p text:style-name="P3"><text:span text:style-name="Strong_20_Emphasis">Browser:</text:span> Chrome, Firefox, Edge (latest versions) </text:p>
        </text:list-item>
        <text:list-item>
          <text:p text:style-name="P3"><text:span text:style-name="Strong_20_Emphasis">Operating System:</text:span> Windows 10, macOS </text:p>
          <text:p text:style-name="P4"><text:s/></text:p>
        </text:list-item>
      </text:list>
      <text:p text:style-name="Horizontal_20_Line"/>
      <text:h text:style-name="Heading_20_4" text:outline-level="4"><text:span text:style-name="Strong_20_Emphasis">Attachments:</text:span></text:h>
      <text:list text:style-name="L3">
        <text:list-item>
          <text:p text:style-name="P5">https://jam.dev/c/1c144f28-1d72-4626-b9bf-dbb130eaf92c </text:p>
        </text:list-item>
      </text:list>
      <text:p text:style-name="Horizontal_20_Line"><text:span text:style-name="Strong_20_Emphasis"/></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pan text:style-name="Strong_20_Emphasis">Defect Case: Missing Captions After Generating Templates 113 and 114</text:span></text:h>
      <text:p text:style-name="Horizontal_20_Line"/>
      <text:h text:style-name="Heading_20_4" text:outline-level="4"><text:soft-page-break/><text:span text:style-name="Strong_20_Emphasis">Defect Title:</text:span></text:h>
      <text:p text:style-name="Text_20_body">Templates 113 and 114 Missing Captions After Generation</text:p>
      <text:p text:style-name="Horizontal_20_Line"/>
      <text:h text:style-name="Heading_20_4" text:outline-level="4"><text:span text:style-name="Strong_20_Emphasis">Description:</text:span></text:h>
      <text:p text:style-name="Text_20_body">Templates numbered <text:span text:style-name="Strong_20_Emphasis">113</text:span> and <text:span text:style-name="Strong_20_Emphasis">114</text:span> do not display captions after being generated. This issue creates inconsistency in the user experience and prevents users from receiving critical descriptive information about the generated templates.</text:p>
      <text:p text:style-name="Horizontal_20_Line"/>
      <text:h text:style-name="Heading_20_4" text:outline-level="4"><text:span text:style-name="Strong_20_Emphasis">Steps to Reproduce:</text:span></text:h>
      <text:list text:style-name="L4">
        <text:list-item>
          <text:p text:style-name="P6">Navigate to the Oracle Content website. </text:p>
        </text:list-item>
        <text:list-item>
          <text:p text:style-name="P7">Select templates <text:span text:style-name="Strong_20_Emphasis">Quiz Trend</text:span> <text:span text:style-name="T5">or </text:span><text:span text:style-name="Strong_20_Emphasis">Me Hyping Myself Up In The ...</text:span> in the "Templates" section. </text:p>
        </text:list-item>
        <text:list-item>
          <text:p text:style-name="P6">Generate the selected templates using the provided options or workflow. </text:p>
        </text:list-item>
        <text:list-item>
          <text:p text:style-name="P6">Observe the generated templates in the output/display area. </text:p>
        </text:list-item>
        <text:list-item>
          <text:p text:style-name="P8">Verify the absence of captions for these templates. </text:p>
        </text:list-item>
      </text:list>
      <text:p text:style-name="Horizontal_20_Line"/>
      <text:h text:style-name="Heading_20_4" text:outline-level="4"><text:span text:style-name="Strong_20_Emphasis">Expected Result:</text:span></text:h>
      <text:p text:style-name="Text_20_body">After generation, templates <text:span text:style-name="Strong_20_Emphasis">113</text:span> and <text:span text:style-name="Strong_20_Emphasis">114</text:span> should include captions providing a brief description or title to clarify their content and purpose.</text:p>
      <text:p text:style-name="Horizontal_20_Line"/>
      <text:h text:style-name="Heading_20_4" text:outline-level="4"><text:span text:style-name="Strong_20_Emphasis">Actual Result:</text:span></text:h>
      <text:p text:style-name="Text_20_body">The generated templates <text:span text:style-name="Strong_20_Emphasis">113</text:span> and <text:span text:style-name="Strong_20_Emphasis">114</text:span> are missing captions, leaving users without essential descriptive information.</text:p>
      <text:p text:style-name="Horizontal_20_Line"/>
      <text:h text:style-name="Heading_20_4" text:outline-level="4"><text:span text:style-name="Strong_20_Emphasis">Severity:</text:span></text:h>
      <text:p text:style-name="Text_20_body"><text:span text:style-name="Strong_20_Emphasis">Medium</text:span> – While the functionality of generating templates remains intact, the absence of captions impacts usability and content clarity.</text:p>
      <text:p text:style-name="Horizontal_20_Line"/>
      <text:h text:style-name="Heading_20_4" text:outline-level="4"><text:span text:style-name="Strong_20_Emphasis">Priority:</text:span></text:h>
      <text:p text:style-name="Text_20_body"><text:span text:style-name="Strong_20_Emphasis">High</text:span> – Adding captions post-generation ensures a consistent and informative user experience.</text:p>
      <text:p text:style-name="Horizontal_20_Line"/>
      <text:h text:style-name="Heading_20_4" text:outline-level="4"><text:span text:style-name="Strong_20_Emphasis">Environment:</text:span></text:h>
      <text:list text:style-name="L5">
        <text:list-item>
          <text:p text:style-name="P9"><text:span text:style-name="Strong_20_Emphasis">Browser:</text:span> Chrome, Firefox, Edge (latest versions) </text:p>
        </text:list-item>
        <text:list-item>
          <text:p text:style-name="P9"><text:span text:style-name="Strong_20_Emphasis">Operating System:</text:span> Windows 10, macOS <text:s/></text:p>
        </text:list-item>
      </text:list>
      <text:p text:style-name="Horizontal_20_Line"/>
      <text:h text:style-name="Heading_20_4" text:outline-level="4"><text:soft-page-break/><text:span text:style-name="Strong_20_Emphasis">Attachments:</text:span></text:h>
      <text:list text:style-name="L6">
        <text:list-item>
          <text:p text:style-name="P10">https://jam.dev/c/1c144f28-1d72-4626-b9bf-dbb130eaf92c </text:p>
        </text:list-item>
      </text:list>
      <text:p text:style-name="Horizontal_20_Line"><text:span text:style-name="Strong_20_Emphasis"/></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pan text:style-name="Strong_20_Emphasis">Defect Case: Missing Captions After Editing Templates on Oracle Content Website</text:span></text:h>
      <text:p text:style-name="Horizontal_20_Line"/>
      <text:h text:style-name="Heading_20_4" text:outline-level="4"><text:span text:style-name="Strong_20_Emphasis">Defect Title:</text:span></text:h>
      <text:p text:style-name="Text_20_body">Templates (113, 114, and 115) Missing Captions After Edit Action in the "Templates" Section</text:p>
      <text:p text:style-name="Horizontal_20_Line"><text:soft-page-break/></text:p>
      <text:h text:style-name="Heading_20_4" text:outline-level="4"><text:span text:style-name="Strong_20_Emphasis">Description:</text:span></text:h>
      <text:p text:style-name="Text_20_body">When templates <text:s/><text:span text:style-name="Strong_20_Emphasis">113</text:span>, <text:span text:style-name="Strong_20_Emphasis">114</text:span>, and <text:span text:style-name="Strong_20_Emphasis">115</text:span> are edited in the "Templates" section of the Oracle Content website, their captions disappear. This issue leads to incomplete or unclear display of templates post-edit, impacting usability.</text:p>
      <text:p text:style-name="Horizontal_20_Line"/>
      <text:h text:style-name="Heading_20_4" text:outline-level="4"><text:span text:style-name="Strong_20_Emphasis">Steps to Reproduce:</text:span></text:h>
      <text:list text:style-name="L7">
        <text:list-item>
          <text:p text:style-name="P11">Navigate to the Oracle Content website. </text:p>
        </text:list-item>
        <text:list-item>
          <text:p text:style-name="P11">Go to the "Templates" section. </text:p>
        </text:list-item>
        <text:list-item>
          <text:p text:style-name="P12">Locate templates “Send This To A Friend” “Quiz Trend” “Me Hyping Myself Up In The ...”</text:p>
        </text:list-item>
        <text:list-item>
          <text:p text:style-name="P11">Edit any of these templates (e.g., change a property or update content). </text:p>
        </text:list-item>
        <text:list-item>
          <text:p text:style-name="P11">Save the changes. </text:p>
        </text:list-item>
        <text:list-item>
          <text:p text:style-name="P13">Observe that the caption for the edited template is missing. </text:p>
        </text:list-item>
      </text:list>
      <text:p text:style-name="Horizontal_20_Line"/>
      <text:h text:style-name="Heading_20_4" text:outline-level="4"><text:span text:style-name="Strong_20_Emphasis">Expected Result:</text:span></text:h>
      <text:p text:style-name="Text_20_body">After editing templates <text:span text:style-name="Strong_20_Emphasis">113</text:span>, <text:span text:style-name="Strong_20_Emphasis">114</text:span>, and <text:span text:style-name="Strong_20_Emphasis">115</text:span>, their captions should remain intact or display updated text if modified during the edit.</text:p>
      <text:p text:style-name="Horizontal_20_Line"/>
      <text:h text:style-name="Heading_20_4" text:outline-level="4"><text:span text:style-name="Strong_20_Emphasis">Actual Result:</text:span></text:h>
      <text:p text:style-name="Text_20_body">The captions for templates <text:span text:style-name="Strong_20_Emphasis">113</text:span>, <text:span text:style-name="Strong_20_Emphasis">114</text:span>, and <text:span text:style-name="Strong_20_Emphasis">115</text:span> are missing after the templates are edited and saved.</text:p>
      <text:p text:style-name="Horizontal_20_Line"/>
      <text:h text:style-name="Heading_20_4" text:outline-level="4"><text:span text:style-name="Strong_20_Emphasis">Severity:</text:span></text:h>
      <text:p text:style-name="Text_20_body"><text:span text:style-name="Strong_20_Emphasis">High</text:span> – The defect impacts the content's completeness and the user's ability to identify templates post-editing.</text:p>
      <text:p text:style-name="Horizontal_20_Line"/>
      <text:h text:style-name="Heading_20_4" text:outline-level="4"><text:span text:style-name="Strong_20_Emphasis">Priority:</text:span></text:h>
      <text:p text:style-name="Text_20_body"><text:span text:style-name="Strong_20_Emphasis">High</text:span> – Ensuring captions persist after edits is crucial for maintaining a seamless user experience.</text:p>
      <text:p text:style-name="Horizontal_20_Line"/>
      <text:h text:style-name="Heading_20_4" text:outline-level="4"><text:span text:style-name="Strong_20_Emphasis">Environment:</text:span></text:h>
      <text:list text:style-name="L8">
        <text:list-item>
          <text:p text:style-name="P14"><text:span text:style-name="Strong_20_Emphasis">Browser:</text:span> Chrome, Firefox, Edge (latest versions) </text:p>
        </text:list-item>
        <text:list-item>
          <text:p text:style-name="P14"><text:span text:style-name="Strong_20_Emphasis">Operating System:</text:span> Windows 10, macOS <text:s/></text:p>
        </text:list-item>
      </text:list>
      <text:p text:style-name="Horizontal_20_Line"/>
      <text:h text:style-name="Heading_20_4" text:outline-level="4"><text:span text:style-name="Strong_20_Emphasis">Attachments:</text:span></text:h>
      <text:list text:style-name="L9">
        <text:list-item>
          <text:p text:style-name="P15">https://jam.dev/c/1c144f28-1d72-4626-b9bf-dbb130eaf92c <text:s/></text:p>
        </text:list-item>
      </text:list>
      <text:p text:style-name="Horizontal_20_Line"/>
      <text:h text:style-name="Heading_20_3" text:outline-level="3"><text:soft-page-break/>Defect Case: Video Playback Issue in Chatbot Section</text:h>
      <text:h text:style-name="Heading_20_4" text:outline-level="4"><text:span text:style-name="Strong_20_Emphasis">Defect Title:</text:span></text:h>
      <text:p text:style-name="Text_20_body">Video Playback: Audio is present, but the video is not displayed.</text:p>
      <text:p text:style-name="Horizontal_20_Line"/>
      <text:h text:style-name="Heading_20_4" text:outline-level="4"><text:span text:style-name="Strong_20_Emphasis">Defect Description:</text:span></text:h>
      <text:p text:style-name="Text_20_body">In the chatbot section of the site, sometimes the generated video is not displayed as expected. The video plays with audio, but the visual content is missing, even though the video should have both audio and visuals.</text:p>
      <text:p text:style-name="Horizontal_20_Line"/>
      <text:h text:style-name="Heading_20_4" text:outline-level="4"><text:span text:style-name="Strong_20_Emphasis">Steps to Reproduce:</text:span></text:h>
      <text:list text:style-name="L10">
        <text:list-item>
          <text:p text:style-name="P16">Navigate to the chatbot section of the site. </text:p>
        </text:list-item>
        <text:list-item>
          <text:p text:style-name="P16">Interact with the chatbot to generate a video. </text:p>
        </text:list-item>
        <text:list-item>
          <text:p text:style-name="P16">Attempt to play the generated video. </text:p>
        </text:list-item>
        <text:list-item>
          <text:p text:style-name="P17">Observe the playback behavior. </text:p>
        </text:list-item>
      </text:list>
      <text:p text:style-name="Horizontal_20_Line"/>
      <text:h text:style-name="Heading_20_4" text:outline-level="4"><text:span text:style-name="Strong_20_Emphasis">Expected Behavior:</text:span></text:h>
      <text:p text:style-name="Text_20_body">The generated video should have both audio and video content displayed properly.</text:p>
      <text:p text:style-name="Horizontal_20_Line"/>
      <text:h text:style-name="Heading_20_4" text:outline-level="4"><text:span text:style-name="Strong_20_Emphasis">Actual Behavior:</text:span></text:h>
      <text:p text:style-name="Text_20_body">Only the audio is played, and the visual content is missing during playback.</text:p>
      <text:p text:style-name="Horizontal_20_Line"/>
      <text:h text:style-name="Heading_20_4" text:outline-level="4"><text:span text:style-name="Strong_20_Emphasis">Severity:</text:span></text:h>
      <text:p text:style-name="Text_20_body">High - This issue impacts the core functionality of the video playback feature and the user experience.</text:p>
      <text:p text:style-name="Horizontal_20_Line"/>
      <text:h text:style-name="Heading_20_4" text:outline-level="4"><text:span text:style-name="Strong_20_Emphasis">Priority:</text:span></text:h>
      <text:p text:style-name="Text_20_body">High - This defect needs immediate attention as it affects the usability of a major feature.</text:p>
      <text:p text:style-name="Horizontal_20_Line"/>
      <text:h text:style-name="Heading_20_4" text:outline-level="4"><text:span text:style-name="Strong_20_Emphasis">Environment Details:</text:span></text:h>
      <text:list text:style-name="L11">
        <text:list-item>
          <text:p text:style-name="P18"><text:span text:style-name="Strong_20_Emphasis">Browser:</text:span> Chrome 118.0.5993.88, Firefox 118.0.2, Safari 17.0 </text:p>
        </text:list-item>
        <text:list-item>
          <text:p text:style-name="P18"><text:span text:style-name="Strong_20_Emphasis">Operating System:</text:span> Windows 11, macOS 13, Ubuntu 22.04 </text:p>
        </text:list-item>
        <text:list-item>
          <text:p text:style-name="P18"><text:span text:style-name="Strong_20_Emphasis">Device:</text:span> Desktop, Laptop </text:p>
        </text:list-item>
        <text:list-item>
          <text:p text:style-name="P18"><text:span text:style-name="Strong_20_Emphasis">Network Conditions:</text:span> Tested on both 4G and Wi-Fi (50 Mbps). </text:p>
        </text:list-item>
        <text:list-item>
          <text:p text:style-name="P19"><text:span text:style-name="Strong_20_Emphasis">Video Format:</text:span> MP4 (Tested videos are encoded in H.264). </text:p>
        </text:list-item>
      </text:list>
      <text:p text:style-name="Horizontal_20_Line"/>
      <text:h text:style-name="Heading_20_4" text:outline-level="4"><text:soft-page-break/><text:span text:style-name="Strong_20_Emphasis">Attachments:</text:span></text:h>
      <text:list text:style-name="L12">
        <text:list-header>
          <text:p text:style-name="P20"><text:s text:c="2"/>https://jam.dev/c/4f88444d-ef59-463d-86f0-b356ce166089</text:p>
        </text:list-header>
      </text:list>
      <text:p text:style-name="Horizontal_20_Line"/>
      <text:h text:style-name="Heading_20_4" text:outline-level="4"><text:span text:style-name="Strong_20_Emphasis">Additional Information:</text:span></text:h>
      <text:list text:style-name="L13">
        <text:list-item>
          <text:p text:style-name="P21">The issue does not occur consistently; it appears intermittently. </text:p>
        </text:list-item>
        <text:list-item>
          <text:p text:style-name="P22">The issue might be related to video encoding, browser compatibility, or server-side rendering. </text:p>
        </text:list-item>
      </text:list>
      <text:p text:style-name="Horizontal_20_Line"><text:span text:style-name="Strong_20_Emphasis"/></text:p>
      <text:list text:style-name="L14">
        <text:list-header>
          <text:p text:style-name="P23"/>
        </text:list-header>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18:43:45.725597175</meta:creation-date>
    <dc:date>2025-01-01T15:26:40.433781581</dc:date>
    <meta:editing-duration>PT26M23S</meta:editing-duration>
    <meta:editing-cycles>2</meta:editing-cycles>
    <meta:generator>LibreOffice/24.8.3.2$Linux_X86_64 LibreOffice_project/e14c9fdd1f585efcbb2c5363087a99d20928d522</meta:generator>
    <meta:document-statistic meta:table-count="0" meta:image-count="0" meta:object-count="0" meta:page-count="7" meta:paragraph-count="107" meta:word-count="847" meta:character-count="5732" meta:non-whitespace-character-count="4981"/>
  </office:meta>
</office:document-meta>
</file>